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in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in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in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in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in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in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in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in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in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in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in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in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in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in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in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in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in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in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in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in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in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in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in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in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in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in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in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in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in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in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in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in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in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in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in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in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in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in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in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in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in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in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in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in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in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in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0T15:45:50.598664</meta:creation-date>
    <dc:date>2019-05-20T15:45:50.994498</dc:date>
    <meta:generator>http://pypi.python.org/pypi/ezodf/0.1.0$Python3.6.7 (default, Oct 22 2018, 11:32:17) 
[GCC 8.2.0]</meta:generator>
    <meta:document-statistic/>
    <meta:editing-cycles>1</meta:editing-cycles>
  </office:meta>
</office:document-meta>
</file>